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condensed" svg:font-family="'roboto condensed'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222222" style:font-name="sans-serif" fo:font-size="9pt" fo:letter-spacing="normal" fo:font-style="normal" fo:font-weight="normal"/>
    </style:style>
    <style:style style:name="T3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e4e51" style:font-name="roboto condensed" fo:font-size="10.5pt" fo:letter-spacing="normal" fo:font-style="normal" fo:font-weight="bold"/>
    </style:style>
    <style:style style:name="T5" style:family="text">
      <style:text-properties fo:font-variant="normal" fo:text-transform="none" fo:color="#4e4e51" style:font-name="roboto condensed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Traduction par </text:span><text:a xlink:type="simple" xlink:href="https://fr.wikisource.org/wiki/Auteur:Auguste_Desportes" text:style-name="Internet_20_link" text:visited-style-name="Visited_20_Internet_20_Link"><text:span text:style-name="T3">Auguste Desportes</text:span></text:a><text:span text:style-name="T2">.</text:span><text:line-break/><text:span text:style-name="T2">Texte établi par </text:span><text:a xlink:type="simple" xlink:href="https://fr.wikisource.org/wiki/Auteur:Édouard_Sommer" text:style-name="Internet_20_link" text:visited-style-name="Visited_20_Internet_20_Link"><text:span text:style-name="T3">Édouard Sommer</text:span></text:a><text:span text:style-name="T2">, Hachette, </text:span>1863 </text:p>
      <text:p text:style-name="Text_20_body"><text:span text:style-name="T4">Titre(s) : </text:span><text:span text:style-name="T5">Géorgiques, quatrième livre [expliqué, annoté et revu pour la traduction française par M. A. Desportes] [Texte imprimé] / Virgile</text:span> </text:p>
      <text:p text:style-name="Text_20_body"><text:span text:style-name="T4">Publication : </text:span><text:span text:style-name="T5">Paris : L. Hachette, 1863</text:span> </text:p>
      <text:h text:style-name="Heading_20_1" text:outline-level="1">Géorigiques, Livre 4</text:h>
      <text:p text:style-name="_3c_l_3e_"><text:span text:style-name="_3c_pb_3e_">[49]</text:span>Les ressentiments de quelque divinité</text:p>
      <text:p text:style-name="_3c_l_3e_">poursuivent toi ;</text:p>
      <text:p text:style-name="_3c_l_3e_">tu expies de grands <text:span text:style-name="T1">crimes </text:span>commis :</text:p>
      <text:p text:style-name="_3c_l_3e_">Orphée malheureux suscite à toi ce châtiment</text:p>
      <text:p text:style-name="_3c_l_3e_">non suivant ton mérite (en proportion de ta faute),</text:p>
      <text:p text:style-name="_3c_l_3e_">à-moins-que les destins</text:p>
      <text:p text:style-name="_3c_l_3e_">ne s’y opposent,</text:p>
      <text:p text:style-name="_3c_l_3e_">et il sévit cruellement</text:p>
      <text:p text:style-name="_3c_l_3e_">à cause de <text:span text:style-name="T1">son</text:span> épouse enlevée (morte).</text:p>
      <text:p text:style-name="_3c_l_3e_">Car cette jeune-femme</text:p>
      <text:p text:style-name="_3c_l_3e_">qui devait (allait) mourir,</text:p>
      <text:p text:style-name="_3c_l_3e_">pendant qu’elle fuyait toi,</text:p>
      <text:p text:style-name="_3c_l_3e_">allant-se-précipiter à travers le fleuve,</text:p>
      <text:p text:style-name="_3c_l_3e_">ne vit pas devant <text:span text:style-name="T1">ses</text:span> pieds</text:p>
      <text:p text:style-name="_3c_l_3e_">dans l’herbe haute</text:p>
      <text:p text:style-name="_3c_l_3e_">un serpent énorme</text:p>
      <text:p text:style-name="_3c_l_3e_">qui gardait (occupait) les rives <text:span text:style-name="T1">du fleuve</text:span>.</text:p>
      <text:p text:style-name="_3c_l_3e_">Mais la troupe égale-en-âge (de même âge qu’elle)</text:p>
      <text:p text:style-name="_3c_l_3e_">des Dryades</text:p>
      <text:p text:style-name="_3c_l_3e_">remplit de <text:span text:style-name="T1">ses</text:span> cris</text:p>
      <text:p text:style-name="_3c_l_3e_">les montagnes les plus élevées ;</text:p>
      <text:p text:style-name="_3c_l_3e_"><text:span text:style-name="_3c_pb_3e_">[51]</text:span>les cimes du-Rhodope</text:p>
      <text:p text:style-name="_3c_l_3e_">et les hauts <text:span text:style-name="T1">sommets</text:span> du-Pangée,</text:p>
      <text:p text:style-name="_3c_l_3e_">et la terre martiale de Rhésus,</text:p>
      <text:p text:style-name="_3c_l_3e_">et les Gètes et l’Hèbre,</text:p>
      <text:p text:style-name="_3c_l_3e_">et Orithye l’Athénienne</text:p>
      <text:p text:style-name="_3c_l_3e_">pleurèrent.</text:p>
      <text:p text:style-name="_3c_l_3e_">Lui, consolant <text:span text:style-name="T1">son</text:span> amour affligé</text:p>
      <text:p text:style-name="_3c_l_3e_">avec <text:span text:style-name="T1">sa</text:span> lyre creuse (sonore),</text:p>
      <text:p text:style-name="_3c_l_3e_">chantait toi, douce épouse,</text:p>
      <text:p text:style-name="_3c_l_3e_">toi sur le rivage désert, <text:span text:style-name="T1">seul</text:span> avec soi,</text:p>
      <text:p text:style-name="_3c_l_3e_">il <text:span text:style-name="T1">chantait</text:span> toi, le jour venant,</text:p>
      <text:p text:style-name="_3c_l_3e_">il <text:span text:style-name="T1">chantait</text:span> toi, le <text:span text:style-name="T1">jour</text:span> se retirant.</text:p>
      <text:p text:style-name="_3c_l_3e_">Entrant même</text:p>
      <text:p text:style-name="_3c_l_3e_">dans la gorge du-Ténare,</text:p>
      <text:p text:style-name="_3c_l_3e_">porte profonde <text:span text:style-name="T1">du royaume</text:span> de Pluton,</text:p>
      <text:p text:style-name="_3c_l_3e_">et dans le bois obscurci</text:p>
      <text:p text:style-name="_3c_l_3e_">par une crainte ténébreuse (des ténèbres effrayantes),</text:p>
      <text:p text:style-name="_3c_l_3e_">il alla-trouver</text:p>
      <text:p text:style-name="_3c_l_3e_">et les Mânes,</text:p>
      <text:p text:style-name="_3c_l_3e_">et <text:span text:style-name="T1">leur</text:span> roi redoutable,</text:p>
      <text:p text:style-name="_3c_l_3e_">et des cœurs</text:p>
      <text:p text:style-name="_3c_l_3e_">qui ne savent pas s’adoucir</text:p>
      <text:p text:style-name="_3c_l_3e_">aux prières humaines.</text:p>
      <text:p text:style-name="_3c_l_3e_"><text:soft-page-break/>Mais les Ombres légères,</text:p>
      <text:p text:style-name="_3c_l_3e_">émues par <text:span text:style-name="T1">son</text:span> chant,</text:p>
      <text:p text:style-name="_3c_l_3e_">allaient (accouraient)</text:p>
      <text:p text:style-name="_3c_l_3e_">des demeures profondes de l’Érèbe,</text:p>
      <text:p text:style-name="_3c_l_3e_">et <text:span text:style-name="T1">accouraient aussi</text:span> les fantômes</text:p>
      <text:p text:style-name="_3c_l_3e_">de ceux-qui-sont-privés de la lumière :</text:p>
      <text:p text:style-name="_3c_l_3e_"><text:span text:style-name="T1">aussi nombreux</text:span> que <text:span text:style-name="T1">sont</text:span> nombreux</text:p>
      <text:p text:style-name="_3c_l_3e_">les milliers d’oiseaux</text:p>
      <text:p text:style-name="_3c_l_3e_"><text:span text:style-name="T1">qui</text:span> se cachent dans les feuilles (feuillages)</text:p>
      <text:p text:style-name="_3c_l_3e_">dès que Vesper (le soir)</text:p>
      <text:p text:style-name="_3c_l_3e_">ou une pluie d’-orage</text:p>
      <text:p text:style-name="_3c_l_3e_">les chasse des montagnes. </text:p>
      <text:p text:style-name="_3c_l_3e_">C’étaient des mères et des hommes,</text:p>
      <text:p text:style-name="_3c_l_3e_">et les corps</text:p>
      <text:p text:style-name="_3c_l_3e_">de héros magnanimes quittes (sortis) de la vie,</text:p>
      <text:p text:style-name="_3c_l_3e_">des enfants et des filles non-mariées,</text:p>
      <text:p text:style-name="_3c_l_3e_">et des jeunes-gens</text:p>
      <text:p text:style-name="_3c_l_3e_">déposés sur les bûchers</text:p>
      <text:p text:style-name="_3c_l_3e_">devant le visage (sous les yeux)</text:p>
      <text:p text:style-name="_3c_l_3e_">de <text:span text:style-name="T1">leurs</text:span> parents ;</text:p>
      <text:p text:style-name="_3c_l_3e_"><text:span text:style-name="T1">tous morts</text:span> qu’un noir limon</text:p>
      <text:p text:style-name="_3c_l_3e_">et les roseaux du hideux Cocyte,</text:p>
      <text:p text:style-name="_3c_l_3e_">et le marais odieux</text:p>
      <text:p text:style-name="_3c_l_3e_"><text:span text:style-name="_3c_pb_3e_">[53]</text:span>lie autour (entoure)</text:p>
      <text:p text:style-name="_3c_l_3e_">de <text:span text:style-name="T1">son</text:span> eau lente</text:p>
      <text:p text:style-name="_3c_l_3e_">et <text:span text:style-name="T1">que</text:span> retient le Styx</text:p>
      <text:p text:style-name="_3c_l_3e_">qui coule neuf-fois <text:span text:style-name="T1">replié sur lui-même</text:span>.</text:p>
      <text:p text:style-name="_3c_l_3e_">Bien plus,</text:p>
      <text:p text:style-name="_3c_l_3e_">les demeures <text:span text:style-name="T1">infernales</text:span> elles-mêmes,</text:p>
      <text:p text:style-name="_3c_l_3e_">et le Tartare le-plus-profond de la Mort,</text:p>
      <text:p text:style-name="_3c_l_3e_">et les Euménides</text:p>
      <text:p text:style-name="_3c_l_3e_">entrelacées à leurs cheveux</text:p>
      <text:p text:style-name="_3c_l_3e_">de serpents bleuâtres,</text:p>
      <text:p text:style-name="_3c_l_3e_">furent frappés d’étonnement ;</text:p>
      <text:p text:style-name="_3c_l_3e_">et Cerbère ouvrant-le-gosier</text:p>
      <text:p text:style-name="_3c_l_3e_">contint <text:span text:style-name="T1">ses</text:span> trois gueules (se tut) ;</text:p>
      <text:p text:style-name="_3c_l_3e_">et la roue du cercle d’-Ixion</text:p>
      <text:p text:style-name="_3c_l_3e_">s’arrêta par le vent <text:span text:style-name="T1">cessant de souffler</text:span>.</text:p>
      <text:p text:style-name="_3c_l_3e_">Et déjà portant-en-arrière <text:span text:style-name="T1">ses</text:span> pieds (pas)</text:p>
      <text:p text:style-name="_3c_l_3e_">il avait échappé-à tous les hasards,</text:p>
      <text:p text:style-name="_3c_l_3e_">et Eurydice <text:span text:style-name="T1">lui</text:span> étant rendue</text:p>
      <text:p text:style-name="_3c_l_3e_">venait aux airs (régions) d’en-haut,</text:p>
      <text:p text:style-name="_3c_l_3e_">le suivant par-derrière</text:p>
      <text:p text:style-name="_3c_l_3e_">(car Proserpine</text:p>
      <text:p text:style-name="_3c_l_3e_">avait donné (imposé) cette loi),</text:p>
      <text:p text:style-name="_3c_l_3e_">lorsqu’une démence soudaine</text:p>
      <text:p text:style-name="_3c_l_3e_">s’empara de l’amant imprudent,</text:p>
      <text:p text:style-name="_3c_l_3e_"><text:span text:style-name="T1">démence</text:span> pardonnable à la vérité</text:p>
      <text:p text:style-name="_3c_l_3e_">si les Mânes savaient pardonner.</text:p>
      <text:p text:style-name="_3c_l_3e_">Il s’arrêta,</text:p>
      <text:p text:style-name="_3c_l_3e_">et, déjà <text:span text:style-name="T1">parvenu</text:span> près de la lumière même,</text:p>
      <text:p text:style-name="_3c_l_3e_">ne-se-souvenant-pas, hélas ! <text:span text:style-name="T1">de la loi imposée</text:span>,</text:p>
      <text:p text:style-name="_3c_l_3e_"><text:soft-page-break/>et vaincu par le désir,</text:p>
      <text:p text:style-name="_3c_l_3e_">il regarda-en-se-retournant son Eurydice :</text:p>
      <text:p text:style-name="_3c_l_3e_">à-ce-moment toute <text:span text:style-name="T1">sa</text:span> peine fut perdue,</text:p>
      <text:p text:style-name="_3c_l_3e_">et <text:span text:style-name="T1">fut</text:span> rompue la convention</text:p>
      <text:p text:style-name="_3c_l_3e_">du tyran impitoyable,</text:p>
      <text:p text:style-name="_3c_l_3e_">et trois fois un grand-bruit <text:span text:style-name="T1">fut</text:span> entendu</text:p>
      <text:p text:style-name="_3c_l_3e_">dans les marais de l’Averne.</text:p>
      <text:p text:style-name="_3c_l_3e_">Qui <text:span text:style-name="T1">donc</text:span> a perdu, dit-elle,</text:p>
      <text:p text:style-name="_3c_l_3e_">et toi, Orphée, et moi, malheureuse ?</text:p>
      <text:p text:style-name="_3c_l_3e_">Quelle <text:span text:style-name="T1">est cette</text:span> si grande colère ?</text:p>
      <text:p text:style-name="_3c_l_3e_">Voici que les destins cruels</text:p>
      <text:p text:style-name="_3c_l_3e_"><text:span text:style-name="T1">m’</text:span>appellent de nouveau en arrière,</text:p>
      <text:p text:style-name="_3c_l_3e_">et que le sommeil cache (ferme) <text:span text:style-name="T1">mes</text:span> yeux</text:p>
      <text:p text:style-name="_3c_l_3e_">qui nagent (égarés, appesantis).</text:p>
      <text:p text:style-name="_3c_l_3e_">Et déjà (ainsi donc) adieu : je suis emportée</text:p>
      <text:p text:style-name="_3c_l_3e_">entourée d’une nuit épaisse,</text:p>
      <text:p text:style-name="_3c_l_3e_">et tendant vers-toi</text:p>
      <text:p text:style-name="_3c_l_3e_"><text:span text:style-name="_3c_pb_3e_">[55]</text:span>de faibles mains,</text:p>
      <text:p text:style-name="_3c_l_3e_">hélas ! <text:span text:style-name="T1">moi</text:span> qui ne <text:span text:style-name="T1">suis</text:span> plus tienne.</text:p>
      <text:p text:style-name="_3c_l_3e_">Elle dit, et aussitôt</text:p>
      <text:p text:style-name="_3c_l_3e_">détournée elle fuit de ses yeux,</text:p>
      <text:p text:style-name="_3c_l_3e_">comme la fumée</text:p>
      <text:p text:style-name="_3c_l_3e_">mêlée (qui se perd) dans les airs légers,</text:p>
      <text:p text:style-name="_3c_l_3e_">et elle ne vit pas davantage lui</text:p>
      <text:p text:style-name="_3c_l_3e_">saisissant (embrassant) en vain</text:p>
      <text:p text:style-name="_3c_l_3e_">des ombres,</text:p>
      <text:p text:style-name="_3c_l_3e_">et voulant <text:span text:style-name="T1">lui</text:span> dire beaucoup de choses ;</text:p>
      <text:p text:style-name="_3c_l_3e_">et le nautonnier de Pluton</text:p>
      <text:p text:style-name="_3c_l_3e_">ne souffrit pas qu’il traversât davantage</text:p>
      <text:p text:style-name="_3c_l_3e_">le marais placé-devant-<text:span text:style-name="T1">lui</text:span>.</text:p>
      <text:p text:style-name="_3c_l_3e_">Que devait-il-faire ? où devait-il se porter,</text:p>
      <text:p text:style-name="_3c_l_3e_">deux-fois <text:span text:style-name="T1">son</text:span> épouse lui étant ravie ?</text:p>
      <text:p text:style-name="_3c_l_3e_">par quels pleurs fléchirait-il les Mânes ?</text:p>
      <text:p text:style-name="_3c_l_3e_">par quelles paroles</text:p>
      <text:p text:style-name="_3c_l_3e_"><text:span text:style-name="T1">toucherait</text:span>-il ces divinités ?</text:p>
      <text:p text:style-name="_3c_l_3e_">Certes elle (Eurydice) froide</text:p>
      <text:p text:style-name="_3c_l_3e_">nageait (voguait) déjà</text:p>
      <text:p text:style-name="_3c_l_3e_">dans la barque du-Styx.</text:p>
      <text:p text:style-name="_3c_l_3e_"/>
      <text:p text:style-name="_3c_l_3e_">On dit lui avoir pleuré</text:p>
      <text:p text:style-name="_3c_l_3e_">durant sept mois</text:p>
      <text:p text:style-name="_3c_l_3e_">entiers de suite</text:p>
      <text:p text:style-name="_3c_l_3e_">sous un rocher élevé,</text:p>
      <text:p text:style-name="_3c_l_3e_">auprès de l’onde du Strymon désert,</text:p>
      <text:p text:style-name="_3c_l_3e_">et apprivoisant les tigres,</text:p>
      <text:p text:style-name="_3c_l_3e_">et faisant-mouvoir les chênes</text:p>
      <text:p text:style-name="_3c_l_3e_">par <text:span text:style-name="T1">ses</text:span> vers,</text:p>
      <text:p text:style-name="_3c_l_3e_">avoir raconté <text:span text:style-name="T1">lui-même ces malheurs</text:span></text:p>
      <text:p text:style-name="_3c_l_3e_">sous les antres glacés.</text:p>
      <text:p text:style-name="_3c_l_3e_"><text:span text:style-name="T1">Tel</text:span> que Philomèle</text:p>
      <text:p text:style-name="_3c_l_3e_"><text:span text:style-name="T1">qui,</text:span> triste, à l’ombre d’un-peuplier,</text:p>
      <text:p text:style-name="_3c_l_3e_">déplore ses petits perdus,</text:p>
      <text:p text:style-name="_3c_l_3e_"><text:soft-page-break/>qu’a enlevés du nid,</text:p>
      <text:p text:style-name="_3c_l_3e_">sans-plumes,</text:p>
      <text:p text:style-name="_3c_l_3e_">le laboureur cruel qui les guettait ;</text:p>
      <text:p text:style-name="_3c_l_3e_">mais elle pleure pendant la nuit,</text:p>
      <text:p text:style-name="_3c_l_3e_">et, perchée sur un rameau,</text:p>
      <text:p text:style-name="_3c_l_3e_">elle répète <text:span text:style-name="T1">son</text:span> chant lamentable,</text:p>
      <text:p text:style-name="_3c_l_3e_">et remplit au loin <text:span text:style-name="T1">ces</text:span> lieux</text:p>
      <text:p text:style-name="_3c_l_3e_">de plaintes tristes.</text:p>
      <text:p text:style-name="_3c_l_3e_">Nul plaisir,</text:p>
      <text:p text:style-name="_3c_l_3e_">nul hyménée</text:p>
      <text:p text:style-name="_3c_l_3e_">ne touchèrent le cœur <text:span text:style-name="T1">d’Orphée</text:span>.</text:p>
      <text:p text:style-name="_3c_l_3e_">Solitaire il parcourait</text:p>
      <text:p text:style-name="_3c_l_3e_">les glaces hyperboréennes</text:p>
      <text:p text:style-name="_3c_l_3e_"><text:span text:style-name="_3c_pb_3e_">[57]</text:span>et le Tanaïs couvert-de-neige,</text:p>
      <text:p text:style-name="_3c_l_3e_">et les champs <text:span text:style-name="T1">qui</text:span> ne <text:span text:style-name="T1">sont</text:span> jamais exempts</text:p>
      <text:p text:style-name="_3c_l_3e_">des frimats du-Rhiphée,</text:p>
      <text:p text:style-name="_3c_l_3e_">déplorant Eurydice ravie (perdue),</text:p>
      <text:p text:style-name="_3c_l_3e_">et les dons (la faveur) de Pluton</text:p>
      <text:p text:style-name="_3c_l_3e_"><text:span text:style-name="T1">restés</text:span> sans-effet.</text:p>
      <text:p text:style-name="_3c_l_3e_">Par lequel hommage <text:span text:style-name="T1">pieux</text:span></text:p>
      <text:p text:style-name="_3c_l_3e_">les mères (femmes) des Ciconiens</text:p>
      <text:p text:style-name="_3c_l_3e_">méprisées</text:p>
      <text:p text:style-name="_3c_l_3e_">dispersèrent à travers les champs spacieux</text:p>
      <text:p text:style-name="_3c_l_3e_">le jeune-homme mis-en-pièces</text:p>
      <text:p text:style-name="_3c_l_3e_">pendant les sacrifices des Dieux</text:p>
      <text:p text:style-name="_3c_l_3e_">et les orgies</text:p>
      <text:p text:style-name="_3c_l_3e_">de Bacchus nocturne (fêté pendant la nuit).</text:p>
      <text:p text:style-name="_3c_l_3e_">Alors aussi,</text:p>
      <text:p text:style-name="_3c_l_3e_">pendant que l’Hèbre Œagrien</text:p>
      <text:p text:style-name="_3c_l_3e_">portant la tête <text:span text:style-name="T1">d’Orphée</text:span>, arrachée</text:p>
      <text:p text:style-name="_3c_l_3e_">de <text:span text:style-name="T1">son</text:span> cou de-marbre (d’albâtre),</text:p>
      <text:p text:style-name="_3c_l_3e_"><text:span text:style-name="T1">la</text:span> roulait au milieu de ses abîmes,</text:p>
      <text:p text:style-name="_3c_l_3e_"><text:span text:style-name="T1">sa</text:span> voix elle-même et sa langue froide,</text:p>
      <text:p text:style-name="_3c_l_3e_">l’âme fuyant,</text:p>
      <text:p text:style-name="_3c_l_3e_">appelait Eurydice,</text:p>
      <text:p text:style-name="_3c_l_3e_">ah ! malheureuse Eurydice !</text:p>
      <text:p text:style-name="_3c_l_3e_">les rivages rapportaient (redisaient)</text:p>
      <text:p text:style-name="_3c_l_3e_">sur tout le fleuve : Euryd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condensed" svg:font-family="'roboto condensed'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_3e_" style:display-name="&lt;l&gt;" style:family="paragraph" style:parent-style-name="Standard">
      <style:text-properties fo:font-weight="normal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3:11:14.42</meta:creation-date>
    <dc:date>2019-10-30T14:42:11.78</dc:date>
    <dc:creator>Karolina Suchecka</dc:creator>
    <meta:editing-duration>PT4H55M50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4" meta:paragraph-count="189" meta:word-count="905" meta:character-count="5497"/>
  </office:meta>
</office:document-meta>
</file>